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7035a1" officeooo:paragraph-rsid="007035a1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8550" officeooo:paragraph-rsid="006e8550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8550" officeooo:paragraph-rsid="006ead95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8550" officeooo:paragraph-rsid="007035a1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769165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7035a1" officeooo:paragraph-rsid="007035a1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7035a1" officeooo:paragraph-rsid="007035a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ead95" officeooo:paragraph-rsid="007035a1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ead95" officeooo:paragraph-rsid="006ead95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ead95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6">
      <style:paragraph-properties fo:line-height="150%" fo:text-align="justify" style:justify-single-word="false"/>
      <style:text-properties style:font-name="Liberation Sans" fo:font-size="14pt" fo:font-weight="normal" officeooo:rsid="00769165" officeooo:paragraph-rsid="00769165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e8550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officeooo:rsid="00671fc3"/>
    </style:style>
    <style:style style:name="T9" style:family="text">
      <style:text-properties officeooo:rsid="006df24d"/>
    </style:style>
    <style:style style:name="T10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ead95" style:font-weight-asian="normal" style:font-weight-complex="normal"/>
    </style:style>
    <style:style style:name="T14" style:family="text">
      <style:text-properties fo:font-weight="normal" officeooo:rsid="007035a1" style:font-weight-asian="normal" style:font-weight-complex="normal"/>
    </style:style>
    <style:style style:name="T15" style:family="text">
      <style:text-properties officeooo:rsid="006ead95"/>
    </style:style>
    <style:style style:name="T16" style:family="text">
      <style:text-properties officeooo:rsid="007035a1"/>
    </style:style>
    <style:style style:name="T17" style:family="text">
      <style:text-properties officeooo:rsid="00710bbe"/>
    </style:style>
    <style:style style:name="T18" style:family="text">
      <style:text-properties officeooo:rsid="0072c104"/>
    </style:style>
    <style:style style:name="T19" style:family="text">
      <style:text-properties officeooo:rsid="0074a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Objectif</text:span><text:span text:style-name="T11">s</text:span></text:p>
      <text:list xml:id="list2021494562" text:style-name="L1">
        <text:list-item>
          <text:p text:style-name="P12">Institutionalisation liens translations / parallélogrammes</text:p>
        </text:list-item>
        <text:list-item>
          <text:p text:style-name="P8">Entrainement translation</text:p>
        </text:list-item>
      </text:list>
      <text:p text:style-name="P3"/>
      <text:p text:style-name="P5">Questions flash<text:span text:style-name="T12"> (10 min)</text:span></text:p>
      <text:list xml:id="list683651235" text:style-name="L2">
        <text:list-item>
          <text:p text:style-name="P9"/>
        </text:list-item>
      </text:list>
      <text:p text:style-name="P6"/>
      <text:p text:style-name="P7"><text:span text:style-name="T15">Correction </text:span>TaF<text:span text:style-name="T13"> (10 min)</text:span></text:p>
      <text:p text:style-name="P14">à faire pour la veille</text:p>
      <text:list xml:id="list1419645438" text:style-name="L3">
        <text:list-item>
          <text:p text:style-name="P16">ex. 29 p. 270</text:p>
        </text:list-item>
        <text:list-item>
          <text:p text:style-name="P15">ex. 59 p. 275</text:p>
        </text:list-item>
      </text:list>
      <text:p text:style-name="P4"><text:span text:style-name="T15">à </text:span>faire pour le jour même</text:p>
      <text:list xml:id="list4017912929" text:style-name="L4">
        <text:list-item>
          <text:p text:style-name="P13">ex. 36 p. 271</text:p>
        </text:list-item>
      </text:list>
      <text:p text:style-name="P5"/>
      <text:p text:style-name="P7"><text:span text:style-name="T16">Institutionalisation liens translations / parallélogrammes</text:span><text:span text:style-name="T14"> </text:span><text:span text:style-name="T12">(</text:span><text:span text:style-name="T14">1</text:span><text:span text:style-name="T12">5 min)</text:span></text:p>
      <text:p text:style-name="P5"/>
      <text:p text:style-name="P5">Entrainement translations<text:span text:style-name="T12"> (</text:span><text:span text:style-name="T14">20</text:span><text:span text:style-name="T12"> min)</text:span></text:p>
      <text:list xml:id="list1036267071" text:style-name="L5">
        <text:list-item>
          <text:p text:style-name="P11">ex. <text:span text:style-name="T19">3</text:span><text:span text:style-name="T18">7</text:span> p. <text:span text:style-name="T18">27</text:span><text:span text:style-name="T19">1</text:span><text:span text:style-name="T18"> (propriété conservation des </text:span><text:span text:style-name="T19">longueurs</text:span><text:span text:style-name="T18">)</text:span></text:p>
        </text:list-item>
        <text:list-item>
          <text:p text:style-name="P10">ex. <text:span text:style-name="T17">41 </text:span>p. <text:span text:style-name="T17">271 (2 translations selon u puis v = 1 translation selon u+v)</text:span></text:p>
        </text:list-item>
        <text:list-item>
          <text:p text:style-name="P10">ex. <text:span text:style-name="T17">42 </text:span>p. <text:span text:style-name="T17">271 (rappel symétrie centrale, puis translation de plusieurs figures à la fois)</text:span></text:p>
        </text:list-item>
        <text:list-item>
          <text:p text:style-name="P10">ex. <text:span text:style-name="T18">56</text:span> p. <text:span text:style-name="T18">275 (pavage et translation)</text:span></text:p>
        </text:list-item>
        <text:list-item>
          <text:p text:style-name="P10">ex. <text:span text:style-name="T18">57</text:span> p. <text:span text:style-name="T18">275 (propriété conservation des angles pour montrer qu’un triangle est rectangle)</text:span></text:p>
        </text:list-item>
      </text:list>
      <text:p text:style-name="P3"/>
      <text:p text:style-name="P5">TaF</text:p>
      <text:list xml:id="list3070578567" text:style-name="L6">
        <text:list-item>
          <text:p text:style-name="P17">Pas de TaF, évaluation à la prochaine séan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0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2P0"/>
    </number:currency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</number:date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e8550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71fc3"/>
    </style:style>
    <style:style style:name="MT9" style:family="text">
      <style:text-properties officeooo:rsid="006df24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4</text:span><text:span text:style-name="MT6"> </text:span><text:span text:style-name="MT7">(</text:span><text:span text:style-name="MT5">1</text:span><text:span text:style-name="MT7">h)</text:span><text:span text:style-name="MT6"> – </text:span><text:span text:style-name="MT8">0</text:span><text:span text:style-name="MT5">7</text:span><text:span text:style-name="MT7">/1</text:span><text:span text:style-name="MT9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31T18:20:11.713270471</dc:date>
    <meta:editing-duration>PT21H23M51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38" meta:character-count="775" meta:non-whitespace-character-count="667"/>
  </office:meta>
</office:document-meta>
</file>